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paragraph-properties fo:text-align="start" style:justify-single-word="false"/>
      <style:text-properties fo:font-size="15pt" style:font-size-asian="15pt" style:font-size-complex="15pt"/>
    </style:style>
    <style:style style:name="P3" style:family="paragraph" style:parent-style-name="Standard">
      <style:paragraph-properties fo:text-align="justify" style:justify-single-word="false"/>
      <style:text-properties fo:font-size="15pt" style:font-size-asian="15pt" style:font-size-complex="15pt"/>
    </style:style>
    <style:style style:name="P4" style:family="paragraph" style:parent-style-name="Standard">
      <style:paragraph-properties>
        <style:tab-stops>
          <style:tab-stop style:position="14.102cm"/>
          <style:tab-stop style:position="14.34cm"/>
        </style:tab-stops>
      </style:paragraph-properties>
    </style:style>
    <style:style style:name="P5" style:family="paragraph" style:parent-style-name="Standard">
      <style:paragraph-properties fo:text-align="justify" style:justify-single-word="false"/>
    </style:style>
    <style:style style:name="P6" style:family="paragraph" style:parent-style-name="Standard" style:list-style-name="L1">
      <style:paragraph-properties fo:text-align="justify" style:justify-single-word="false"/>
    </style:style>
    <style:style style:name="T1" style:family="text">
      <style:text-properties fo:font-size="15pt" style:font-size-asian="15pt" style:font-size-complex="15pt"/>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OURNIER Maxime<text:tab/><text:tab/>Année 2014</text:p>
      <text:p text:style-name="Standard">SCHNEITER Jérém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1">Projet dAlgorithmes Distribués,</text:p>
      <text:p text:style-name="P1">Jeu de Poker.</text:p>
      <text:p text:style-name="P1"/>
      <text:p text:style-name="P1"/>
      <text:p text:style-name="P1"/>
      <text:p text:style-name="P1"/>
      <text:p text:style-name="P1"/>
      <text:p text:style-name="P1"/>
      <text:p text:style-name="P1"/>
      <text:p text:style-name="P1"><text:bookmark text:name="irc_m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SOMMAIRE</text:p>
      <text:p text:style-name="P1"/>
      <text:p text:style-name="P1"/>
      <text:p text:style-name="P1"/>
      <text:p text:style-name="P1"/>
      <text:p text:style-name="P1"/>
      <text:p text:style-name="P2">Introduction</text:p>
      <text:p text:style-name="P2"/>
      <text:p text:style-name="P2">Connexion au serveur</text:p>
      <text:p text:style-name="P2"/>
      <text:p text:style-name="P2">Algorithme de numérotation</text:p>
      <text:p text:style-name="P2"/>
      <text:p text:style-name="P2"><text:bookmark-start text:name="__DdeLink__5_69701812"/>Algorithme d'élection<text:bookmark-end text:name="__DdeLink__5_69701812"/></text:p>
      <text:p text:style-name="P2"/>
      <text:p text:style-name="P2"><text:bookmark-start text:name="__DdeLink__7_69701812"/>Distribution et échanges des cartes<text:bookmark-end text:name="__DdeLink__7_69701812"/></text:p>
      <text:p text:style-name="P2"/>
      <text:p text:style-name="P2">Algorithme de terminaison</text:p>
      <text:p text:style-name="P2"/>
      <text:p text:style-name="P2">Conclusion</text:p>
      <text:p text:style-name="P2"/>
      <text:p text:style-name="P2"/>
      <text:p text:style-name="P2"/>
      <text:p text:style-name="P2"/>
      <text:p text:style-name="P2"/>
      <text:p text:style-name="P2"/>
      <text:p text:style-name="P2"/>
      <text:p text:style-name="P2"/>
      <text:p text:style-name="P2"/>
      <text:p text:style-name="P2"/>
      <text:p text:style-name="P2"/>
      <text:p text:style-name="P2">//Faudra mettre un peu de pseudo-cod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ntroduction</text:p>
      <text:p text:style-name="P2"/>
      <text:p text:style-name="P2"><text:tab/>Dans le cadre du module Algorithmes Distribués, nous avons réaliser un programme basé sur le jeu du poker traditionnel.</text:p>
      <text:p text:style-name="P2"/>
      <text:p text:style-name="P2">Le projet se décompose en cinq étapes :</text:p>
      <text:p text:style-name="P2"/>
      <text:list xml:id="list1752763169" text:style-name="L1">
        <text:list-item>
          <text:p text:style-name="P6"><text:span text:style-name="T1">La connexion des joueurs au serveur.</text:span></text:p>
        </text:list-item>
      </text:list>
      <text:p text:style-name="P3"/>
      <text:list xml:id="list420354938" text:continue-numbering="true" text:style-name="L1">
        <text:list-item>
          <text:p text:style-name="P6"><text:span text:style-name="T1">L'attribution d'un identifiant à chaque joueur, de manière distribué.</text:span></text:p>
        </text:list-item>
      </text:list>
      <text:p text:style-name="P3"/>
      <text:list xml:id="list1151521437" text:continue-numbering="true" text:style-name="L1">
        <text:list-item>
          <text:p text:style-name="P6"><text:span text:style-name="T1">L'élection d'un maître parmi les joueurs, qui distribuera les cinq cartes à chaque joueur, et gérera l'échange de carte.</text:span></text:p>
        </text:list-item>
      </text:list>
      <text:p text:style-name="P3"/>
      <text:list xml:id="list1875491573" text:continue-numbering="true" text:style-name="L1">
        <text:list-item>
          <text:p text:style-name="P6"><text:span text:style-name="T1">La distribution des cartes, et les échanges de cartes (les joueurs peuvent changer leurs cartes pendant trois tours de table).</text:span></text:p>
        </text:list-item>
      </text:list>
      <text:p text:style-name="P3"/>
      <text:list xml:id="list242795228" text:continue-numbering="true" text:style-name="L1">
        <text:list-item>
          <text:p text:style-name="P6"><text:span text:style-name="T1">L'affichage des cartes, une fois que chaque joueur à fini l'échange des cartes.</text:span></text:p>
        </text:list-item>
      </text:list>
      <text:p text:style-name="P5"><text:span text:style-name="T1"/></text:p>
      <text:p text:style-name="P5"><text:span text:style-name="T1">Nous ne devions pas gérer les combinaisons possibles, et la victoire des joueurs.</text:span></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2"><text:soft-page-break/>Connexion au serveur</text:p>
      <text:p text:style-name="P2"/>
      <text:p text:style-name="P2"><text:tab/>Au début de la partie, un premier joueur se déclare au serveur, et lance un timer de 60 secondes. Les autres joueurs doivent se connecter avant la fin du timer pour accéder à la partie, et se déclarer au serveur. Sinon, les participants lui envoient un message d'éjection. Au bout de 10 seconde, on suppose que tous <text:s text:c="2"/>les participants ont répondu, et le retardataire est déconnecté.</text:p>
      <text:p text:style-name="P2"/>
      <text:p text:style-name="P2"><text:tab/>A la fin du timer, les joueurs comparent leur liste de joueurs, et la mette à jour si nécessaire, pour être sur que tout le monde possède la même liste.</text:p>
      <text:p text:style-name="P2"/>
      <text:p text:style-name="P2"><text:tab/>Nous pouvons dès lors attribuer un identifiant unique à chaque joueur.</text:p>
      <text:p text:style-name="P2"/>
      <text:p text:style-name="P2"/>
      <text:p text:style-name="P2">Algorithme de numérotation</text:p>
      <text:p text:style-name="P2"/>
      <text:p text:style-name="P2"><text:tab/>Dans le cahier de charges, il nous ai demandé de réaliser un algorithme de numérotation, afin d'identifier chaque joueur de manière unique. Ces identifiants <text:s/>seront par la suite utilisé par l'algorithme d'élection.</text:p>
      <text:p text:style-name="P2"/>
      <text:p text:style-name="P2"><text:tab/>Pour ce faire, chaque joueur tire un numéro aléatoire entre 0 et le nombre de joueurs de la partie, et l'envoie aux autres avec un broadcast.</text:p>
      <text:p text:style-name="P2">A la réception d'un message de numérotation, le joueur le compare à son identifiant. Si le numéro reçu et le même que celui du joueur, il y a un conflit.</text:p>
      <text:p text:style-name="P2">Le joueur enverra donc un message à l'émetteur en lui demandant de changer de numéro. L'émetteur changera alors de numéro, et fera un nouveau broadcast, pour que tout les joueurs compare le nouveau numéro au leur.</text:p>
      <text:p text:style-name="P2">// Développer un peu la terminaison de l'algo</text:p>
      <text:p text:style-name="P2"/>
      <text:p text:style-name="P2">// Petit schéma pour montrer que ça marche</text:p>
      <text:p text:style-name="P2"/>
      <text:p text:style-name="P2"><text:tab/>A la fin de l'algo, nous créons un anneau. Chaque joueur possède un voisin (le joueur ayant le numéro suivant le leur, ou le joueur 0 pour le dernier).</text:p>
      <text:p text:style-name="P2"/>
      <text:p text:style-name="P2"><text:tab/>Maintenant chaque joueur est identifié par un numéro unique, nous pouvons donc élire un maître.</text:p>
      <text:p text:style-name="P2"/>
      <text:p text:style-name="P2"/>
      <text:p text:style-name="P2"/>
      <text:p text:style-name="P2"/>
      <text:p text:style-name="P2"/>
      <text:p text:style-name="P2"/>
      <text:p text:style-name="P2"><text:soft-page-break/></text:p>
      <text:p text:style-name="P2"/>
      <text:p text:style-name="P2"/>
      <text:p text:style-name="P2"/>
      <text:p text:style-name="P2">Algorithme d'élection</text:p>
      <text:p text:style-name="P2"/>
      <text:p text:style-name="P2">//A vérifier </text:p>
      <text:p text:style-name="P2"/>
      <text:p text:style-name="P2"><text:tab/>Pour garantir le bon fonctionnement du jeu, un joueur doit supervisé la partie (distribuer les cartes, et gérer les échanges de cartes).</text:p>
      <text:p text:style-name="P2"/>
      <text:p text:style-name="P2"><text:tab/>Nous avons donc choisi d'élir le joueur possèdant l'identifiant le plus grand.</text:p>
      <text:p text:style-name="P2"><text:tab/></text:p>
      <text:p text:style-name="P2"><text:tab/>Possédant une structure en anneau, et n'étant pas utile de gérer le changement de maître en cours de partie, nous avons créer notre propre algorithme d'élection, basé sur l'algorithme de Chang et Roberts.</text:p>
      <text:p text:style-name="P2"/>
      <text:p text:style-name="P2"><text:tab/>Pour se faire, chaque joueur envoie à son voisin son id. Le voisin compare l'id avec le sien. Si le numéro reçu est supérieur au sien, il l'envoi à son voisin, sinon il envoie son numéro au voisin. Puisque tous les joueurs sont initiateur, on va faire le tour de l'anneau. Lorsqu'un joueur recevra un id égal au sien,l'élection sera terminé, puisque personne ne possède de numéro supérieur. Ce joueur sera donc le maître de la partie.</text:p>
      <text:p text:style-name="P2"/>
      <text:p text:style-name="P2"/>
      <text:p text:style-name="P2">// Petit schéma</text:p>
      <text:p text:style-name="P2"/>
      <text:p text:style-name="P2">Ainsi nous obtenons un maître élu de manière distribué, et pouvons commencer à distribuer les cartes.</text:p>
      <text:p text:style-name="P2"/>
      <text:p text:style-name="P2"/>
      <text:p text:style-name="P2">Distribution et échanges des cartes</text:p>
      <text:p text:style-name="P2"/>
      <text:p text:style-name="P2">Le maître possédant une liste de tous les joueurs, il a été assez simple de distribuer les cartes au près de tous les joueurs, et de terminer la distribution par lui. De cette manière, lorsque le maître possède cinq cartes, nous savons que la distribution est terminée.</text:p>
      <text:p text:style-name="P2"/>
      <text:p text:style-name="P2">Le maître interroge donc son voisin, pour savoir si ce denier souhaite échanger des cartes. Si oui, le joueur envoie ça carte, le maître la remet dans le paquet de carte (nous avons une file de carte, donc on ne ré-enverra pas cette carte), puis <text:soft-page-break/>redonne une carte.</text:p>
      <text:p text:style-name="P2"/>
      <text:p text:style-name="P2">Une fois l'échange terminé, le joueur passe le jeton à son voisin. <text:line-break/>L'opération va se répéter sur trois "tour de table".</text:p>
      <text:p text:style-name="P2">Lorsque le maître possédera le jeton pour la troisième fois, il fera ces échanges si nécessaires, et une fois fait, il enverra un message à son voisin avec le jeton, pour qu'il affiche ça première carte.</text:p>
      <text:p text:style-name="P2"/>
      <text:p text:style-name="P2">Le joueur affiche une carte, la supprime de ça main, puis passe le jeton à son voisin...</text:p>
      <text:p text:style-name="P2"/>
      <text:p text:style-name="P2">Lorsque le maître ne possède plus de carte, la partie est termin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schnei2 </meta:initial-creator>
    <meta:creation-date>2014-11-14T16:38:09</meta:creation-date>
    <dc:date>2014-11-14T18:54:55</dc:date>
    <dc:creator>jschnei2 </dc:creator>
    <meta:editing-duration>PT2H2M39S</meta:editing-duration>
    <meta:editing-cycles>9</meta:editing-cycles>
    <meta:generator>LibreOffice/3.5$Linux_X86_64 LibreOffice_project/350m1$Build-2</meta:generator>
    <meta:document-statistic meta:table-count="0" meta:image-count="0" meta:object-count="0" meta:page-count="6" meta:paragraph-count="51" meta:word-count="800" meta:character-count="4732" meta:non-whitespace-character-count="3968"/>
  </office:meta>
</office:document-meta>
</file>